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992000003529717D6258E62C856.tif" manifest:media-type="image/tif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6e380" officeooo:paragraph-rsid="0026e380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22pt" fo:font-weight="bold" officeooo:rsid="00149953" officeooo:paragraph-rsid="00149953" style:font-size-asian="22pt" style:font-weight-asian="bold" style:font-size-complex="22pt" style:font-weight-complex="bold"/>
    </style:style>
    <style:style style:name="P5" style:family="paragraph" style:parent-style-name="Standard">
      <style:paragraph-properties fo:margin-top="0cm" fo:margin-bottom="0.55cm" loext:contextual-spacing="false" fo:text-align="start" style:justify-single-word="false"/>
      <style:text-properties officeooo:paragraph-rsid="001a2b54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225a4a" officeooo:paragraph-rsid="00225a4a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1974ee" officeooo:paragraph-rsid="001974ee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26e380" officeooo:paragraph-rsid="0026e380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1974ee" officeooo:paragraph-rsid="001974ee" style:font-size-asian="14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6e380" officeooo:paragraph-rsid="00225a4a" style:font-size-asian="14pt" style:font-weight-asian="normal" style:font-size-complex="16pt" style:font-weight-complex="normal"/>
    </style:style>
    <style:style style:name="P12" style:family="paragraph" style:parent-style-name="Standard" style:list-style-name="L3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2846ec" officeooo:paragraph-rsid="002846ec" style:font-size-asian="14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015a6" officeooo:paragraph-rsid="003015a6" style:font-size-asian="14pt" style:font-weight-asian="normal" style:font-size-complex="16pt" style:font-weight-complex="normal"/>
    </style:style>
    <style:style style:name="P14" style:family="paragraph" style:parent-style-name="Standard" style:list-style-name="L5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26ce4" officeooo:paragraph-rsid="00326ce4" style:font-size-asian="14pt" style:font-weight-asian="normal" style:font-size-complex="16pt" style:font-weight-complex="normal"/>
    </style:style>
    <style:style style:name="P15" style:family="paragraph" style:parent-style-name="Standard" style:list-style-name="L5">
      <style:paragraph-properties fo:margin-top="0cm" fo:margin-bottom="0.55cm" loext:contextual-spacing="false" fo:text-align="center" style:justify-single-word="false"/>
      <style:text-properties style:font-name="Arial" fo:font-size="16pt" fo:font-weight="normal" officeooo:rsid="00326ce4" officeooo:paragraph-rsid="00326ce4" style:font-size-asian="14pt" style:font-weight-asian="normal" style:font-size-complex="16pt" style:font-weight-complex="normal"/>
    </style:style>
    <style:style style:name="P16" style:family="paragraph" style:parent-style-name="Standard" style:list-style-name="L5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51ae7" officeooo:paragraph-rsid="00351ae7" style:font-size-asian="14pt" style:font-weight-asian="normal" style:font-size-complex="16pt" style:font-weight-complex="normal"/>
    </style:style>
    <style:style style:name="P17" style:family="paragraph" style:parent-style-name="Standard" style:list-style-name="L5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355cea" officeooo:paragraph-rsid="00355ce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25a4a" style:font-size-asian="14pt" style:font-weight-asian="bold" style:font-size-complex="16pt" style:font-weight-complex="bold"/>
    </style:style>
    <style:style style:name="P1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25a4a" officeooo:paragraph-rsid="002b8e55" style:font-size-asian="14pt" style:font-weight-asian="bold" style:font-size-complex="16pt" style:font-weight-complex="bold"/>
    </style:style>
    <style:style style:name="P20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2f77e9" officeooo:paragraph-rsid="002f77e9" style:font-size-asian="14pt" style:font-weight-asian="bold" style:font-size-complex="16pt" style:font-weight-complex="bold"/>
    </style:style>
    <style:style style:name="P2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style:font-name="Arial" fo:font-size="16pt" fo:font-weight="bold" officeooo:rsid="003015a6" officeooo:paragraph-rsid="003015a6" style:font-size-asian="14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311867" officeooo:paragraph-rsid="00311867" style:font-size-asian="15.75pt" style:font-weight-asian="bold" style:font-size-complex="18pt" style:font-weight-complex="bold"/>
    </style:style>
    <style:style style:name="P23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25a4a"/>
    </style:style>
    <style:style style:name="P24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b8e55"/>
    </style:style>
    <style:style style:name="P25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db084"/>
    </style:style>
    <style:style style:name="P26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c16ea"/>
    </style:style>
    <style:style style:name="P2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e2c5e"/>
    </style:style>
    <style:style style:name="P28" style:family="paragraph" style:parent-style-name="Standard" style:list-style-name="L5">
      <style:paragraph-properties fo:margin-top="0cm" fo:margin-bottom="0.55cm" loext:contextual-spacing="false" fo:text-align="start" style:justify-single-word="false"/>
      <style:text-properties officeooo:paragraph-rsid="00355cea"/>
    </style:style>
    <style:style style:name="P2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b8e55" officeooo:paragraph-rsid="002b8e55"/>
    </style:style>
    <style:style style:name="P30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b8e55" officeooo:paragraph-rsid="002c16ea"/>
    </style:style>
    <style:style style:name="P31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c16ea" officeooo:paragraph-rsid="002c16ea"/>
    </style:style>
    <style:style style:name="P32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db084" officeooo:paragraph-rsid="002db084"/>
    </style:style>
    <style:style style:name="P33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e2c5e" officeooo:paragraph-rsid="002e2c5e"/>
    </style:style>
    <style:style style:name="P34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rsid="002f77e9" officeooo:paragraph-rsid="002f77e9"/>
    </style:style>
    <style:style style:name="P35" style:family="paragraph" style:parent-style-name="Standard">
      <style:paragraph-properties fo:margin-top="0cm" fo:margin-bottom="0.55cm" loext:contextual-spacing="false" fo:text-align="center" style:justify-single-word="false"/>
      <style:text-properties fo:font-size="18pt" fo:font-weight="bold" officeooo:rsid="00366bda" officeooo:paragraph-rsid="00366bda" style:font-size-asian="18pt" style:font-weight-asian="bold" style:font-size-complex="18pt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officeooo:rsid="001578f7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font-weight="normal" style:font-size-asian="14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1974ee" style:font-size-asian="14pt" style:font-weight-asian="normal" style:font-size-complex="16pt" style:font-weight-complex="normal"/>
    </style:style>
    <style:style style:name="T6" style:family="text">
      <style:text-properties style:font-name="Arial" fo:font-size="16pt" fo:font-weight="normal" officeooo:rsid="001a2b54" style:font-size-asian="14pt" style:font-weight-asian="normal" style:font-size-complex="16pt" style:font-weight-complex="normal"/>
    </style:style>
    <style:style style:name="T7" style:family="text">
      <style:text-properties style:font-name="Arial" fo:font-size="16pt" fo:font-weight="normal" officeooo:rsid="001f1ac4" style:font-size-asian="14pt" style:font-weight-asian="normal" style:font-size-complex="16pt" style:font-weight-complex="normal"/>
    </style:style>
    <style:style style:name="T8" style:family="text">
      <style:text-properties style:font-name="Arial" fo:font-size="16pt" fo:font-weight="normal" officeooo:rsid="00225a4a" style:font-size-asian="14pt" style:font-weight-asian="normal" style:font-size-complex="16pt" style:font-weight-complex="normal"/>
    </style:style>
    <style:style style:name="T9" style:family="text">
      <style:text-properties style:font-name="Arial" fo:font-size="16pt" fo:font-weight="normal" officeooo:rsid="0026e380" style:font-size-asian="14pt" style:font-weight-asian="normal" style:font-size-complex="16pt" style:font-weight-complex="normal"/>
    </style:style>
    <style:style style:name="T10" style:family="text">
      <style:text-properties style:font-name="Arial" fo:font-size="16pt" fo:font-weight="normal" officeooo:rsid="002539f4" style:font-size-asian="14pt" style:font-weight-asian="normal" style:font-size-complex="16pt" style:font-weight-complex="normal"/>
    </style:style>
    <style:style style:name="T11" style:family="text">
      <style:text-properties style:font-name="Arial" fo:font-size="16pt" fo:font-weight="normal" officeooo:rsid="002602b1" style:font-size-asian="14pt" style:font-weight-asian="normal" style:font-size-complex="16pt" style:font-weight-complex="normal"/>
    </style:style>
    <style:style style:name="T12" style:family="text">
      <style:text-properties style:font-name="Arial" fo:font-size="16pt" fo:font-weight="normal" officeooo:rsid="002c16ea" style:font-size-asian="14pt" style:font-weight-asian="normal" style:font-size-complex="16pt" style:font-weight-complex="normal"/>
    </style:style>
    <style:style style:name="T13" style:family="text">
      <style:text-properties style:font-name="Arial" fo:font-size="16pt" fo:font-weight="normal" officeooo:rsid="002db084" style:font-size-asian="14pt" style:font-weight-asian="normal" style:font-size-complex="16pt" style:font-weight-complex="normal"/>
    </style:style>
    <style:style style:name="T14" style:family="text">
      <style:text-properties style:font-name="Arial" fo:font-size="16pt" fo:font-weight="normal" officeooo:rsid="002e2c5e" style:font-size-asian="14pt" style:font-weight-asian="normal" style:font-size-complex="16pt" style:font-weight-complex="normal"/>
    </style:style>
    <style:style style:name="T15" style:family="text">
      <style:text-properties style:font-name="Arial" fo:font-size="16pt" fo:font-weight="normal" officeooo:rsid="00355cea" style:font-size-asian="14pt" style:font-weight-asian="normal" style:font-size-complex="16pt" style:font-weight-complex="normal"/>
    </style:style>
    <style:style style:name="T16" style:family="text">
      <style:text-properties style:font-name="Arial" fo:font-size="16pt" fo:font-weight="bold" officeooo:rsid="00225a4a" style:font-size-asian="14pt" style:font-weight-asian="bold" style:font-size-complex="16pt" style:font-weight-complex="bold"/>
    </style:style>
    <style:style style:name="T17" style:family="text">
      <style:text-properties style:font-name="Arial" fo:font-size="16pt" style:font-size-asian="14pt" style:font-size-complex="16pt"/>
    </style:style>
    <style:style style:name="T18" style:family="text">
      <style:text-properties style:font-name="Arial" fo:font-size="16pt" officeooo:rsid="00355cea" style:font-size-asian="14pt" style:font-size-complex="16pt"/>
    </style:style>
    <style:style style:name="T19" style:family="text">
      <style:text-properties style:font-name="Arial" officeooo:rsid="001a2b54"/>
    </style:style>
    <style:style style:name="T20" style:family="text">
      <style:text-properties style:font-name="Arial" officeooo:rsid="00355cea"/>
    </style:style>
    <style:style style:name="T21" style:family="text">
      <style:text-properties officeooo:rsid="002846e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f77e9" style:font-weight-asian="normal" style:font-weight-complex="normal"/>
    </style:style>
    <style:style style:name="T24" style:family="text">
      <style:text-properties officeooo:rsid="00301b0b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019cm, 0.01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CAL</text:p>
      <text:p text:style-name="P9">Tema 9 – EatExpress: Entrega de comida</text:p>
      <text:p text:style-name="P1"><draw:frame draw:style-name="fr1" draw:name="Imagem1" text:anchor-type="paragraph" svg:x="0.072cm" svg:y="-10.996cm" svg:width="16.99cm" svg:height="5.881cm" draw:z-index="0"><draw:image xlink:href="Pictures/1000000000000992000003529717D6258E62C856.tif" xlink:type="simple" xlink:show="embed" xlink:actuate="onLoad" loext:mime-type="image/tiff"/></draw:frame>Turma 1, Grupo 4:</text:p>
      <text:p text:style-name="P2"><text:span text:style-name="T1">Carlos Lousada, </text:span><text:a xlink:type="simple" xlink:href="mailto:up201806302@fe.up.pt" text:style-name="Internet_20_link" text:visited-style-name="Visited_20_Internet_20_Link"><text:span text:style-name="T1">up201806302@fe.up.pt</text:span></text:a></text:p>
      <text:p text:style-name="P2"><text:span text:style-name="T1">João Matos, </text:span><text:a xlink:type="simple" xlink:href="mailto:up201703884@fe.up.pt" text:style-name="Internet_20_link" text:visited-style-name="Visited_20_Internet_20_Link"><text:span text:style-name="T1">up201703884@fe.up.pt</text:span></text:a></text:p>
      <text:p text:style-name="P2"><text:span text:style-name="T1">Pedro Queirós, </text:span><text:a xlink:type="simple" xlink:href="mailto:up201806329@fe.up.pt" text:style-name="Internet_20_link" text:visited-style-name="Visited_20_Internet_20_Link"><text:span text:style-name="T1">up</text:span></text:a><text:a xlink:type="simple" xlink:href="mailto:up201806329@fe.up.pt" text:style-name="Internet_20_link" text:visited-style-name="Visited_20_Internet_20_Link"><text:span text:style-name="T2">201806329@fe.up.pt</text:span></text:a></text:p>
      <text:p text:style-name="P7">Índice</text:p>
      <text:list xml:id="list3720854380" text:style-name="L1">
        <text:list-item>
          <text:p text:style-name="P10">Introdução - descrição do tema</text:p>
        </text:list-item>
        <text:list-item>
          <text:p text:style-name="P10">Identificação e formalização do problema</text:p>
        </text:list-item>
        <text:list-item>
          <text:p text:style-name="P10">Perspetiva de solução</text:p>
        </text:list-item>
        <text:list-item>
          <text:p text:style-name="P10">Casos de utilização suportados</text:p>
        </text:list-item>
        <text:list-item>
          <text:p text:style-name="P10">Conclusão</text:p>
        </text:list-item>
        <text:list-item>
          <text:p text:style-name="P10">(Bibliografia)</text:p>
        </text:list-item>
      </text:list>
      <text:p text:style-name="P7">Introdução – descrição do tema</text:p>
      <text:p text:style-name="P5"><text:span text:style-name="T5"><text:tab/>O nosso trabalho consiste em desenvolver uma aplicação que permita a uma empresa de entrega </text:span><text:span text:style-name="T7">(EatExpress)</text:span><text:span text:style-name="T5"> de comida </text:span><text:span text:style-name="T6">saber</text:span><text:span text:style-name="T5"> que percursos os seus funcionários devem usar, </text:span><text:span text:style-name="T6">sendo que estes podem usar diversos meios de transporte diferentes</text:span><text:span text:style-name="T5">. </text:span><text:span text:style-name="T6">Relativamente aos clientes, estes podem escolher um restaurante e o prato que querem.</text:span><text:span text:style-name="T5"> </text:span><text:span text:style-name="T6">Por fim, o sistema também terá em conta acidentes ou obras que possam inviabilizar certos percursos.</text:span></text:p>
      <text:p text:style-name="P6"><text:span text:style-name="T19">I</text:span><text:span text:style-name="T3">dentificação e formalização do problema</text:span></text:p>
      <text:list xml:id="list1589452135" text:style-name="L2">
        <text:list-item>
          <text:p text:style-name="P18">Dados de entrada</text:p>
          <text:list>
            <text:list-item>
              <text:p text:style-name="P23"><text:span text:style-name="T8">G</text:span><text:span text:style-name="T9">rafo com vértices e arestas (que representam, respetivamente, interseções e vias na rede)</text:span></text:p>
              <text:list>
                <text:list-item>
                  <text:p text:style-name="P30"><text:span text:style-name="T4">Arestas contêm:</text:span></text:p>
                  <text:list>
                    <text:list-item>
                      <text:p text:style-name="P34"><text:span text:style-name="T4">número de ID</text:span></text:p>
                    </text:list-item>
                    <text:list-item>
                      <text:p text:style-name="P30"><text:span text:style-name="T4">peso (a distância física entre os nós que liga)</text:span></text:p>
                    </text:list-item>
                    <text:list-item>
                      <text:p text:style-name="P29"><text:span text:style-name="T12">campo (booleano) a indicar se a aresta está disponível (no caso de haver obras ou acidentes)</text:span></text:p>
                    </text:list-item>
                    <text:list-item>
                      <text:p text:style-name="P31"><text:span text:style-name="T12">vér</text:span><text:span text:style-name="T4">tice de destino</text:span></text:p>
                    </text:list-item>
                  </text:list>
                </text:list-item>
                <text:list-item>
                  <text:p text:style-name="P31"><text:span text:style-name="T4">Vértices contêm:</text:span></text:p>
                  <text:list>
                    <text:list-item>
                      <text:p text:style-name="P34"><text:span text:style-name="T4">número de ID</text:span></text:p>
                    </text:list-item>
                    <text:list-item>
                      <text:p text:style-name="P25"><text:span text:style-name="T13">conteúdo do nó (uma classe com a posição geográfica)</text:span></text:p>
                    </text:list-item>
                    <text:list-item>
                      <text:p text:style-name="P26"><text:span text:style-name="T12">conjunto das arestas que dele partem</text:span></text:p>
                    </text:list-item>
                    <text:list-item>
                      <text:p text:style-name="P32"><text:span text:style-name="T12">u</text:span><text:span text:style-name="T4">m campo (booleano) auxiliar a indicar se já foi visitado </text:span><text:span text:style-name="T14">(usado pelos algoritmos)</text:span></text:p>
                    </text:list-item>
                    <text:list-item>
                      <text:p text:style-name="P33"><text:span text:style-name="T4">um campo com a distância ao vértice inicial</text:span></text:p>
                    </text:list-item>
                    <text:list-item>
                      <text:p text:style-name="P33"><text:soft-page-break/><text:span text:style-name="T4">o índice a usar na fila de prioridade</text:span></text:p>
                    </text:list-item>
                  </text:list>
                </text:list-item>
              </text:list>
            </text:list-item>
            <text:list-item>
              <text:p text:style-name="P11">Um vértice origem (início do percurso)</text:p>
            </text:list-item>
            <text:list-item>
              <text:p text:style-name="P11">Um vértice destino (fim do percurso)</text:p>
            </text:list-item>
          </text:list>
        </text:list-item>
        <text:list-item>
          <text:p text:style-name="P27"><text:span text:style-name="T16">Dados de saída</text:span></text:p>
          <text:list>
            <text:list-item>
              <text:p text:style-name="P27"><text:span text:style-name="T10">P</text:span><text:span text:style-name="T9">ercurso mais curto entre a origem e o destino (sob a forma de um vetor de apontadores para vértices)</text:span></text:p>
            </text:list-item>
          </text:list>
        </text:list-item>
        <text:list-item>
          <text:p text:style-name="P24"><text:span text:style-name="T16">Função objetivo</text:span></text:p>
          <text:list>
            <text:list-item>
              <text:p text:style-name="P24"><text:span text:style-name="T11">O mínimo do somatório dos pesos das arestas que pertencem ao percurso</text:span></text:p>
            </text:list-item>
          </text:list>
        </text:list-item>
        <text:list-item>
          <text:p text:style-name="P19">Restrições</text:p>
          <text:list>
            <text:list-item>
              <text:p text:style-name="P13">Os números de ID não podem ser negativos</text:p>
            </text:list-item>
            <text:list-item>
              <text:p text:style-name="P19"><text:span text:style-name="T23">Os pesos das arestas têm de ser números positivos</text:span></text:p>
            </text:list-item>
            <text:list-item>
              <text:p text:style-name="P20"><text:span text:style-name="T22">Tem que haver um mínimo de arestas disponível de forma a ser possível a construção de percursos</text:span></text:p>
            </text:list-item>
            <text:list-item>
              <text:p text:style-name="P20"><text:span text:style-name="T22">O vértice de origem e de destino precisam de ser diferentes</text:span></text:p>
            </text:list-item>
            <text:list-item>
              <text:p text:style-name="P21"><text:span text:style-name="T22">Os vértices de percurso calculado precisam de ter arestas entre eles</text:span></text:p>
            </text:list-item>
          </text:list>
        </text:list-item>
      </text:list>
      <text:p text:style-name="P8">Perspetiva de solução</text:p>
      <text:p text:style-name="P3"><text:span text:style-name="T21">Algoritmos</text:span> em consideração:</text:p>
      <text:list xml:id="list2111252148" text:style-name="L3">
        <text:list-item>
          <text:p text:style-name="P12">Pesquisa <text:span text:style-name="T24">bidirecional</text:span> <text:span text:style-name="T24">usando o</text:span> algoritmo A*</text:p>
        </text:list-item>
        <text:list-item>
          <text:p text:style-name="P12">Pesquisa bidirecional usando o algoritmo de Dijkstra</text:p>
        </text:list-item>
      </text:list>
      <text:p text:style-name="P22">Casos de utilização</text:p>
      <text:list xml:id="list69924157" text:style-name="L5">
        <text:list-item>
          <text:p text:style-name="P14">Caso em que só há um estafeta com capacidade ilimitada para carga</text:p>
        </text:list-item>
        <text:list-item>
          <text:p text:style-name="P14">Caso em que há vários estafetas (com meios de deslocação possivelmente diferentes), ainda com capacidade ilimitada</text:p>
        </text:list-item>
        <text:list-item>
          <text:p text:style-name="P14">Caso em que há vários estafetas (com meios de deslocação possivelmente diferentes), mas com uma capacidade de carga limitada)</text:p>
          <text:p text:style-name="P15"><text:span text:style-name="T25">Funcionalidades a implementar</text:span></text:p>
        </text:list-item>
        <text:list-item>
          <text:p text:style-name="P16">Funcionalidades CRUD (inserir clientes e estafetas, visualizar a sua informação, atualizar a sua informação ou removê-los)</text:p>
        </text:list-item>
        <text:list-item>
          <text:p text:style-name="P17">Realizar uma encomenda (da perspetiva do cliente)</text:p>
        </text:list-item>
        <text:list-item>
          <text:p text:style-name="P28"><text:span text:style-name="T15">Atribuir uma encomenda ao “melhor estafeta” (de acordo com vários critérios como proximidade e capacidade de carga)</text:span></text:p>
        </text:list-item>
      </text:list>
      <text:p text:style-name="P35"><text:span text:style-name="T20">C</text:span><text:span text:style-name="T3">onclusão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19:51.769797952</meta:creation-date>
    <dc:date>2020-04-18T17:57:42.264976762</dc:date>
    <meta:editing-duration>PT1H24M7S</meta:editing-duration>
    <meta:editing-cycles>9</meta:editing-cycles>
    <meta:generator>LibreOffice/6.3.5.2$Linux_X86_64 LibreOffice_project/30$Build-2</meta:generator>
    <meta:document-statistic meta:table-count="0" meta:image-count="1" meta:object-count="0" meta:page-count="5" meta:paragraph-count="55" meta:word-count="472" meta:character-count="2807" meta:non-whitespace-character-count="2428"/>
  </office:meta>
</office:document-meta>
</file>